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float" office:value="2.82843" calcext:value-type="float">
            <text:p>2.82843</text:p>
          </table:table-cell>
          <table:table-cell office:value-type="float" office:value="2.5" calcext:value-type="float">
            <text:p>2.5</text:p>
          </table:table-cell>
          <table:table-cell office:value-type="float" office:value="2.23607" calcext:value-type="float">
            <text:p>2.23607</text:p>
          </table:table-cell>
          <table:table-cell office:value-type="float" office:value="2.06155" calcext:value-type="float">
            <text:p>2.06155</text:p>
          </table:table-cell>
          <table:table-cell table:number-columns-repeated="13" office:value-type="float" office:value="2" calcext:value-type="float">
            <text:p>2</text:p>
          </table:table-cell>
          <table:table-cell office:value-type="float" office:value="2.06155" calcext:value-type="float">
            <text:p>2.06155</text:p>
          </table:table-cell>
          <table:table-cell office:value-type="float" office:value="2.23607" calcext:value-type="float">
            <text:p>2.23607</text:p>
          </table:table-cell>
          <table:table-cell office:value-type="float" office:value="2.5" calcext:value-type="float">
            <text:p>2.5</text:p>
          </table:table-cell>
          <table:table-cell office:value-type="float" office:value="2.82843" calcext:value-type="float">
            <text:p>2.82843</text:p>
          </table:table-cell>
          <table:table-cell table:number-columns-repeated="100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12132" calcext:value-type="float">
            <text:p>2.12132</text:p>
          </table:table-cell>
          <table:table-cell office:value-type="float" office:value="1.80278" calcext:value-type="float">
            <text:p>1.80278</text:p>
          </table:table-cell>
          <table:table-cell office:value-type="float" office:value="1.58114" calcext:value-type="float">
            <text:p>1.58114</text:p>
          </table:table-cell>
          <table:table-cell table:number-columns-repeated="13" office:value-type="float" office:value="1.5" calcext:value-type="float">
            <text:p>1.5</text:p>
          </table:table-cell>
          <table:table-cell office:value-type="float" office:value="1.58114" calcext:value-type="float">
            <text:p>1.58114</text:p>
          </table:table-cell>
          <table:table-cell office:value-type="float" office:value="1.80278" calcext:value-type="float">
            <text:p>1.80278</text:p>
          </table:table-cell>
          <table:table-cell office:value-type="float" office:value="2.12132" calcext:value-type="float">
            <text:p>2.12132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office:value-type="float" office:value="2.23607" calcext:value-type="float">
            <text:p>2.23607</text:p>
          </table:table-cell>
          <table:table-cell office:value-type="float" office:value="1.80278" calcext:value-type="float">
            <text:p>1.80278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1.11803" calcext:value-type="float">
            <text:p>1.11803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1.80278" calcext:value-type="float">
            <text:p>1.80278</text:p>
          </table:table-cell>
          <table:table-cell office:value-type="float" office:value="2.23607" calcext:value-type="float">
            <text:p>2.23607</text:p>
          </table:table-cell>
          <table:table-cell table:number-columns-repeated="1003"/>
        </table:table-row>
        <table:table-row table:style-name="ro1">
          <table:table-cell office:value-type="float" office:value="2.06155" calcext:value-type="float">
            <text:p>2.06155</text:p>
          </table:table-cell>
          <table:table-cell office:value-type="float" office:value="1.58114" calcext:value-type="float">
            <text:p>1.58114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0.707107" calcext:value-type="float">
            <text:p>0.707107</text:p>
          </table:table-cell>
          <table:table-cell table:number-columns-repeated="13" office:value-type="float" office:value="0.5" calcext:value-type="float">
            <text:p>0.5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1.58114" calcext:value-type="float">
            <text:p>1.58114</text:p>
          </table:table-cell>
          <table:table-cell office:value-type="float" office:value="2.06155" calcext:value-type="float">
            <text:p>2.06155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 office:value-type="float" office:value="-0.5" calcext:value-type="float">
            <text:p>-0.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office:value-type="float" office:value="-1.5" calcext:value-type="float">
            <text:p>-1.5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2.5" calcext:value-type="float">
            <text:p>-2.5</text:p>
          </table:table-cell>
          <table:table-cell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office:value-type="float" office:value="-1.5" calcext:value-type="float">
            <text:p>-1.5</text:p>
          </table:table-cell>
          <table:table-cell office:value-type="float" office:value="-2" calcext:value-type="float">
            <text:p>-2</text:p>
          </table:table-cell>
          <table:table-cell office:value-type="float" office:value="-2.5" calcext:value-type="float">
            <text:p>-2.5</text:p>
          </table:table-cell>
          <table:table-cell office:value-type="float" office:value="-3" calcext:value-type="float">
            <text:p>-3</text:p>
          </table:table-cell>
          <table:table-cell office:value-type="float" office:value="-2.5" calcext:value-type="float">
            <text:p>-2.5</text:p>
          </table:table-cell>
          <table:table-cell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office:value-type="float" office:value="-1.5" calcext:value-type="float">
            <text:p>-1.5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2.5" calcext:value-type="float">
            <text:p>-2.5</text:p>
          </table:table-cell>
          <table:table-cell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 office:value-type="float" office:value="-0.5" calcext:value-type="float">
            <text:p>-0.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2.06155" calcext:value-type="float">
            <text:p>2.06155</text:p>
          </table:table-cell>
          <table:table-cell office:value-type="float" office:value="1.58114" calcext:value-type="float">
            <text:p>1.58114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0.707107" calcext:value-type="float">
            <text:p>0.707107</text:p>
          </table:table-cell>
          <table:table-cell table:number-columns-repeated="13" office:value-type="float" office:value="0.5" calcext:value-type="float">
            <text:p>0.5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1.58114" calcext:value-type="float">
            <text:p>1.58114</text:p>
          </table:table-cell>
          <table:table-cell office:value-type="float" office:value="2.06155" calcext:value-type="float">
            <text:p>2.06155</text:p>
          </table:table-cell>
          <table:table-cell table:number-columns-repeated="1003"/>
        </table:table-row>
        <table:table-row table:style-name="ro1">
          <table:table-cell office:value-type="float" office:value="2.23607" calcext:value-type="float">
            <text:p>2.23607</text:p>
          </table:table-cell>
          <table:table-cell office:value-type="float" office:value="1.80278" calcext:value-type="float">
            <text:p>1.80278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1.11803" calcext:value-type="float">
            <text:p>1.11803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1.80278" calcext:value-type="float">
            <text:p>1.80278</text:p>
          </table:table-cell>
          <table:table-cell office:value-type="float" office:value="2.23607" calcext:value-type="float">
            <text:p>2.23607</text:p>
          </table:table-cell>
          <table:table-cell table:number-columns-repeated="100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12132" calcext:value-type="float">
            <text:p>2.12132</text:p>
          </table:table-cell>
          <table:table-cell office:value-type="float" office:value="1.80278" calcext:value-type="float">
            <text:p>1.80278</text:p>
          </table:table-cell>
          <table:table-cell office:value-type="float" office:value="1.58114" calcext:value-type="float">
            <text:p>1.58114</text:p>
          </table:table-cell>
          <table:table-cell table:number-columns-repeated="13" office:value-type="float" office:value="1.5" calcext:value-type="float">
            <text:p>1.5</text:p>
          </table:table-cell>
          <table:table-cell office:value-type="float" office:value="1.58114" calcext:value-type="float">
            <text:p>1.58114</text:p>
          </table:table-cell>
          <table:table-cell office:value-type="float" office:value="1.80278" calcext:value-type="float">
            <text:p>1.80278</text:p>
          </table:table-cell>
          <table:table-cell office:value-type="float" office:value="2.12132" calcext:value-type="float">
            <text:p>2.12132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office:value-type="float" office:value="2.82843" calcext:value-type="float">
            <text:p>2.82843</text:p>
          </table:table-cell>
          <table:table-cell office:value-type="float" office:value="2.5" calcext:value-type="float">
            <text:p>2.5</text:p>
          </table:table-cell>
          <table:table-cell office:value-type="float" office:value="2.23607" calcext:value-type="float">
            <text:p>2.23607</text:p>
          </table:table-cell>
          <table:table-cell office:value-type="float" office:value="2.06155" calcext:value-type="float">
            <text:p>2.06155</text:p>
          </table:table-cell>
          <table:table-cell table:number-columns-repeated="13" office:value-type="float" office:value="2" calcext:value-type="float">
            <text:p>2</text:p>
          </table:table-cell>
          <table:table-cell office:value-type="float" office:value="2.06155" calcext:value-type="float">
            <text:p>2.06155</text:p>
          </table:table-cell>
          <table:table-cell office:value-type="float" office:value="2.23607" calcext:value-type="float">
            <text:p>2.23607</text:p>
          </table:table-cell>
          <table:table-cell office:value-type="float" office:value="2.5" calcext:value-type="float">
            <text:p>2.5</text:p>
          </table:table-cell>
          <table:table-cell office:value-type="float" office:value="2.82843" calcext:value-type="float">
            <text:p>2.82843</text:p>
          </table:table-cell>
          <table:table-cell table:number-columns-repeated="100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5T00:25:49.312452746</meta:creation-date>
    <dc:date>2021-04-25T00:30:24.554760941</dc:date>
    <meta:editing-duration>PT4M36S</meta:editing-duration>
    <meta:editing-cycles>1</meta:editing-cycles>
    <meta:document-statistic meta:table-count="1" meta:cell-count="441" meta:object-count="0"/>
    <meta:generator>LibreOffice/7.0.5.2$Linux_X86_64 LibreOffice_project/00$Build-2</meta:generator>
  </office:meta>
</office:document-meta>
</file>